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42852" calcext:value-type="float">
            <text:p>15.42852</text:p>
          </table:table-cell>
          <table:table-cell office:value-type="float" office:value="80.83634" calcext:value-type="float">
            <text:p>80.83634</text:p>
          </table:table-cell>
          <table:table-cell office:value-type="float" office:value="10.50105" calcext:value-type="float">
            <text:p>10.50105</text:p>
          </table:table-cell>
          <table:table-cell office:value-type="float" office:value="78.09115" calcext:value-type="float">
            <text:p>78.09115</text:p>
          </table:table-cell>
          <table:table-cell office:value-type="float" office:value="87.91872" calcext:value-type="float">
            <text:p>87.918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.32139" calcext:value-type="float">
            <text:p>35.32139</text:p>
          </table:table-cell>
          <table:table-cell office:value-type="float" office:value="58.321179" calcext:value-type="float">
            <text:p>58.321179</text:p>
          </table:table-cell>
          <table:table-cell office:value-type="float" office:value="33.12763" calcext:value-type="float">
            <text:p>33.12763</text:p>
          </table:table-cell>
          <table:table-cell office:value-type="float" office:value="60.331164" calcext:value-type="float">
            <text:p>60.331164</text:p>
          </table:table-cell>
          <table:table-cell office:value-type="float" office:value="60.14001" calcext:value-type="float">
            <text:p>60.14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.08036" calcext:value-type="float">
            <text:p>41.08036</text:p>
          </table:table-cell>
          <table:table-cell office:value-type="float" office:value="78.065907" calcext:value-type="float">
            <text:p>78.065907</text:p>
          </table:table-cell>
          <table:table-cell office:value-type="float" office:value="34.51806" calcext:value-type="float">
            <text:p>34.51806</text:p>
          </table:table-cell>
          <table:table-cell office:value-type="float" office:value="52.310835" calcext:value-type="float">
            <text:p>52.310835</text:p>
          </table:table-cell>
          <table:table-cell office:value-type="float" office:value="78.57382" calcext:value-type="float">
            <text:p>78.573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.7394" calcext:value-type="float">
            <text:p>43.7394</text:p>
          </table:table-cell>
          <table:table-cell office:value-type="float" office:value="43.418684" calcext:value-type="float">
            <text:p>43.418684</text:p>
          </table:table-cell>
          <table:table-cell office:value-type="float" office:value="48.67639" calcext:value-type="float">
            <text:p>48.67639</text:p>
          </table:table-cell>
          <table:table-cell office:value-type="float" office:value="58.768687" calcext:value-type="float">
            <text:p>58.768687</text:p>
          </table:table-cell>
          <table:table-cell office:value-type="float" office:value="43.86772" calcext:value-type="float">
            <text:p>43.867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.14533" calcext:value-type="float">
            <text:p>51.14533</text:p>
          </table:table-cell>
          <table:table-cell office:value-type="float" office:value="47.157734" calcext:value-type="float">
            <text:p>47.157734</text:p>
          </table:table-cell>
          <table:table-cell office:value-type="float" office:value="52.44704" calcext:value-type="float">
            <text:p>52.44704</text:p>
          </table:table-cell>
          <table:table-cell office:value-type="float" office:value="50.520446" calcext:value-type="float">
            <text:p>50.520446</text:p>
          </table:table-cell>
          <table:table-cell office:value-type="float" office:value="47.17164" calcext:value-type="float">
            <text:p>47.171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.52396" calcext:value-type="float">
            <text:p>58.52396</text:p>
          </table:table-cell>
          <table:table-cell office:value-type="float" office:value="53.516719" calcext:value-type="float">
            <text:p>53.516719</text:p>
          </table:table-cell>
          <table:table-cell office:value-type="float" office:value="56.10157" calcext:value-type="float">
            <text:p>56.10157</text:p>
          </table:table-cell>
          <table:table-cell office:value-type="float" office:value="40.877779" calcext:value-type="float">
            <text:p>40.877779</text:p>
          </table:table-cell>
          <table:table-cell office:value-type="float" office:value="54.1913" calcext:value-type="float">
            <text:p>54.19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.13531" calcext:value-type="float">
            <text:p>85.13531</text:p>
          </table:table-cell>
          <table:table-cell office:value-type="float" office:value="64.090063" calcext:value-type="float">
            <text:p>64.090063</text:p>
          </table:table-cell>
          <table:table-cell office:value-type="float" office:value="79.19169" calcext:value-type="float">
            <text:p>79.19169</text:p>
          </table:table-cell>
          <table:table-cell office:value-type="float" office:value="13.627535" calcext:value-type="float">
            <text:p>13.627535</text:p>
          </table:table-cell>
          <table:table-cell office:value-type="float" office:value="73.08916" calcext:value-type="float">
            <text:p>73.089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.12714" calcext:value-type="float">
            <text:p>86.12714</text:p>
          </table:table-cell>
          <table:table-cell office:value-type="float" office:value="52.201894" calcext:value-type="float">
            <text:p>52.201894</text:p>
          </table:table-cell>
          <table:table-cell office:value-type="float" office:value="82.6355" calcext:value-type="float">
            <text:p>82.6355</text:p>
          </table:table-cell>
          <table:table-cell office:value-type="float" office:value="23.900247" calcext:value-type="float">
            <text:p>23.900247</text:p>
          </table:table-cell>
          <table:table-cell office:value-type="float" office:value="63.48392" calcext:value-type="float">
            <text:p>63.483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.28944" calcext:value-type="float">
            <text:p>57.28944</text:p>
          </table:table-cell>
          <table:table-cell office:value-type="float" office:value="7.950161" calcext:value-type="float">
            <text:p>7.950161</text:p>
          </table:table-cell>
          <table:table-cell office:value-type="float" office:value="83.99465" calcext:value-type="float">
            <text:p>83.99465</text:p>
          </table:table-cell>
          <table:table-cell office:value-type="float" office:value="76.108693" calcext:value-type="float">
            <text:p>76.108693</text:p>
          </table:table-cell>
          <table:table-cell office:value-type="float" office:value="10.78615" calcext:value-type="float">
            <text:p>10.786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60833" calcext:value-type="float">
            <text:p>99.60833</text:p>
          </table:table-cell>
          <table:table-cell office:value-type="float" office:value="78.055071" calcext:value-type="float">
            <text:p>78.055071</text:p>
          </table:table-cell>
          <table:table-cell office:value-type="float" office:value="92.95982" calcext:value-type="float">
            <text:p>92.95982</text:p>
          </table:table-cell>
          <table:table-cell office:value-type="float" office:value="7.008032" calcext:value-type="float">
            <text:p>7.008032</text:p>
          </table:table-cell>
          <table:table-cell office:value-type="float" office:value="92.48557" calcext:value-type="float">
            <text:p>92.48557</text:p>
          </table:table-cell>
        </table:table-row>
      </table:table>
      <table:named-expressions/>
      <table:database-ranges>
        <table:database-range table:name="__Anonymous_Sheet_DB__0" table:target-range-address="Sheet1.A1:Sheet1.F1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13:59:49.090665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8T12:44:51.154341257</meta:creation-date>
    <dc:date>2021-07-28T14:10:06.377428069</dc:date>
    <meta:editing-duration>PT19M57S</meta:editing-duration>
    <meta:editing-cycles>2</meta:editing-cycles>
    <meta:generator>LibreOffice/6.4.7.2$Linux_X86_64 LibreOffice_project/40$Build-2</meta:generator>
    <meta:document-statistic meta:table-count="1" meta:cell-count="66" meta:object-count="0"/>
  </office:meta>
</office:document-meta>
</file>